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paragraph-rsid="0001c0cf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01c0cf"/>
    </style:style>
    <style:style style:name="P7" style:family="paragraph" style:parent-style-name="Preformatted_20_Text">
      <style:paragraph-properties style:writing-mode="lr-tb"/>
      <style:text-properties fo:background-color="#ffff38"/>
    </style:style>
    <style:style style:name="P8" style:family="paragraph" style:parent-style-name="Standard">
      <style:text-properties officeooo:rsid="0001c0cf" officeooo:paragraph-rsid="0001c0cf"/>
    </style:style>
    <style:style style:name="P9" style:family="paragraph" style:parent-style-name="Standard">
      <style:text-properties fo:color="#800080" loext:opacity="100%" fo:font-size="28pt" fo:font-weight="bold" officeooo:rsid="0001c0cf" officeooo:paragraph-rsid="0001c0cf" style:font-size-asian="28pt" style:font-weight-asian="bold" style:font-size-complex="28pt" style:font-weight-complex="bold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>
      <style:text-properties officeooo:rsid="0001c0cf" officeooo:paragraph-rsid="0001c0cf"/>
    </style:style>
    <style:style style:name="T1" style:family="text">
      <style:text-properties officeooo:rsid="0001c0cf"/>
    </style:style>
    <style:style style:name="T2" style:family="text">
      <style:text-properties fo:background-color="#ffff38" loext:char-shading-value="0"/>
    </style:style>
    <style:style style:name="T3" style:family="text">
      <style:text-properties fo:background-color="#ffff38" loext:char-shading-value="0"/>
    </style:style>
    <style:style style:name="T4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IT SHOW</text:p>
      <text:p text:style-name="P8"/>
      <text:p text:style-name="P21"><text:span text:style-name="Source_20_Text">git show</text:span> is a versatile command in Git that displays detailed information about a specific Git object. It is primarily used to inspect commits, tags, or other objects, combining the functionality of commands like <text:span text:style-name="Source_20_Text">git log</text:span> and <text:span text:style-name="Source_20_Text">git diff</text:span>.</text:p>
      <text:p text:style-name="Horizontal_20_Line"/>
      <text:h text:style-name="Heading_20_2" text:outline-level="2"><text:span text:style-name="Strong_20_Emphasis">What does </text:span><text:span text:style-name="Strong_20_Emphasis"><text:span text:style-name="Source_20_Text">git show</text:span></text:span><text:span text:style-name="Strong_20_Emphasis"> do?</text:span></text:h>
      <text:list text:style-name="L2">
        <text:list-item>
          <text:p text:style-name="P11">Shows the <text:span text:style-name="Strong_20_Emphasis">commit details</text:span> (author, date, message).</text:p>
        </text:list-item>
        <text:list-item>
          <text:p text:style-name="P11">Displays the <text:span text:style-name="Strong_20_Emphasis">changes (diff)</text:span> made in the commit.</text:p>
        </text:list-item>
        <text:list-item>
          <text:p text:style-name="P10">Allows inspection of other objects like <text:span text:style-name="Strong_20_Emphasis">tags</text:span> or even blob/tree contents.</text:p>
        </text:list-item>
      </text:list>
      <text:p text:style-name="Horizontal_20_Line"/>
      <text:h text:style-name="Heading_20_2" text:outline-level="2"><text:span text:style-name="Strong_20_Emphasis">Common Usage Scenarios</text:span></text:h>
      <text:h text:style-name="Heading_20_3" text:outline-level="3">1. <text:span text:style-name="Strong_20_Emphasis">Show a Specific Commit</text:span></text:h>
      <text:p text:style-name="Text_20_body">The simplest usage of <text:span text:style-name="Source_20_Text">git show</text:span> is to display the details of a commit.</text:p>
      <text:p text:style-name="P6"><text:span text:style-name="Source_20_Text"><text:span text:style-name="T3">git show &lt;commit-hash&gt;</text:span></text:span></text:p>
      <text:h text:style-name="P1" text:outline-level="4">Example:</text:h>
      <text:p text:style-name="P3"><text:span text:style-name="Source_20_Text"><text:span text:style-name="T3">git show a1b2c3d</text:span></text:span></text:p>
      <text:p text:style-name="Text_20_body"><text:span text:style-name="Strong_20_Emphasis">Output</text:span>:</text:p>
      <text:p text:style-name="P2"><text:span text:style-name="Source_20_Text"><text:span text:style-name="T3">commit a1b2c3d456e7890f12ab3456de78901f23456789</text:span></text:span></text:p>
      <text:p text:style-name="P4"><text:span text:style-name="Source_20_Text"><text:span text:style-name="T3">Author: John Doe &lt;johndoe@example.com&gt;</text:span></text:span></text:p>
      <text:p text:style-name="P4"><text:span text:style-name="Source_20_Text"><text:span text:style-name="T3">Date: <text:s text:c="2"/>Thu Oct 14 12:34:56 2024 -0400</text:span></text:span></text:p>
      <text:p text:style-name="P7"/>
      <text:p text:style-name="P4"><text:span text:style-name="Source_20_Text"><text:span text:style-name="T3"><text:s text:c="4"/>Fix typo in README</text:span></text:span></text:p>
      <text:p text:style-name="P7"/>
      <text:p text:style-name="P4"><text:span text:style-name="Source_20_Text"><text:span text:style-name="T3">diff --git a/README.md b/README.md</text:span></text:span></text:p>
      <text:p text:style-name="P4"><text:span text:style-name="Source_20_Text"><text:span text:style-name="T3">index e69de29..d95f3ad 100644</text:span></text:span></text:p>
      <text:p text:style-name="P4"><text:span text:style-name="Source_20_Text"><text:span text:style-name="T3">--- a/README.md</text:span></text:span></text:p>
      <text:p text:style-name="P4"><text:span text:style-name="Source_20_Text"><text:span text:style-name="T3">+++ b/README.md</text:span></text:span></text:p>
      <text:p text:style-name="P4"><text:span text:style-name="Source_20_Text"><text:span text:style-name="T3">@@ -1 +1 @@</text:span></text:span></text:p>
      <text:p text:style-name="P4"><text:span text:style-name="Source_20_Text"><text:span text:style-name="T3">-Hello word!</text:span></text:span></text:p>
      <text:p text:style-name="P5"><text:span text:style-name="Source_20_Text"><text:span text:style-name="T3">+Hello world!</text:span></text:span></text:p>
      <text:list text:style-name="L3">
        <text:list-item>
          <text:p text:style-name="P13"><text:span text:style-name="Strong_20_Emphasis">Commit metadata</text:span>: Hash, author, date, commit message.</text:p>
        </text:list-item>
        <text:list-item>
          <text:p text:style-name="P12"><text:span text:style-name="Strong_20_Emphasis">Diff output</text:span>: Changes made in the commit.</text:p>
        </text:list-item>
      </text:list>
      <text:p text:style-name="Horizontal_20_Line"/>
      <text:h text:style-name="Heading_20_3" text:outline-level="3">2. <text:span text:style-name="Strong_20_Emphasis">Show the Latest Commit</text:span></text:h>
      <text:p text:style-name="Text_20_body">If no commit hash is provided, <text:span text:style-name="Source_20_Text">git show</text:span> defaults to the <text:span text:style-name="Source_20_Text">HEAD</text:span> commit (the latest commit on the current branch).</text:p>
      <text:p text:style-name="P3"><text:soft-page-break/><text:span text:style-name="Source_20_Text"><text:span text:style-name="T3">git show</text:span></text:span></text:p>
      <text:h text:style-name="Heading_20_4" text:outline-level="4">Example:</text:h>
      <text:p text:style-name="P3"><text:span text:style-name="Source_20_Text"><text:span text:style-name="T3">git show</text:span></text:span></text:p>
      <text:p text:style-name="Text_20_body">This will display the details of the most recent commit.</text:p>
      <text:p text:style-name="Horizontal_20_Line"/>
      <text:h text:style-name="Heading_20_3" text:outline-level="3">3. <text:span text:style-name="Strong_20_Emphasis">Display Changes in a Specific File in a Commit</text:span></text:h>
      <text:p text:style-name="Text_20_body">You can restrict the output to a specific file:</text:p>
      <text:p text:style-name="P3"><text:span text:style-name="Source_20_Text"><text:span text:style-name="T3">git show &lt;commit-hash&gt; -- &lt;filename&gt;</text:span></text:span></text:p>
      <text:h text:style-name="Heading_20_4" text:outline-level="4">Example:</text:h>
      <text:p text:style-name="P3"><text:span text:style-name="Source_20_Text"><text:span text:style-name="T3">git show a1b2c3d -- app.py</text:span></text:span></text:p>
      <text:p text:style-name="Text_20_body">This will show the changes made to <text:span text:style-name="Source_20_Text">app.py</text:span> in the specified commit.</text:p>
      <text:p text:style-name="Horizontal_20_Line"/>
      <text:h text:style-name="Heading_20_3" text:outline-level="3"><text:span text:style-name="T1">4</text:span>. <text:span text:style-name="Strong_20_Emphasis">Limit the Diff Output</text:span></text:h>
      <text:p text:style-name="Text_20_body">You can customize the diff output shown with <text:span text:style-name="Source_20_Text">git show</text:span> using options like:</text:p>
      <text:list text:style-name="L5">
        <text:list-item>
          <text:p text:style-name="P16"><text:span text:style-name="Source_20_Text">--name-only</text:span>: Show only the file names changed.</text:p>
        </text:list-item>
        <text:list-item>
          <text:p text:style-name="P16"><text:span text:style-name="Source_20_Text">--name-status</text:span>: Show file names and status (added, deleted, modified).</text:p>
        </text:list-item>
      </text:list>
      <text:h text:style-name="Heading_20_4" text:outline-level="4">Example:</text:h>
      <text:p text:style-name="P3"><text:span text:style-name="Source_20_Text"><text:span text:style-name="T3">git show --name-only a1b2c3d</text:span></text:span></text:p>
      <text:p text:style-name="Text_20_body"><text:span text:style-name="Strong_20_Emphasis">Output</text:span>:</text:p>
      <text:p text:style-name="P2"><text:span text:style-name="Source_20_Text"><text:span text:style-name="T3">commit a1b2c3d456e7890f12ab3456de78901f23456789</text:span></text:span></text:p>
      <text:p text:style-name="P4"><text:span text:style-name="Source_20_Text"><text:span text:style-name="T3">Author: John Doe &lt;johndoe@example.com&gt;</text:span></text:span></text:p>
      <text:p text:style-name="P4"><text:span text:style-name="Source_20_Text"><text:span text:style-name="T3">Date: <text:s text:c="2"/>Thu Oct 14 12:34:56 2024 -0400</text:span></text:span></text:p>
      <text:p text:style-name="P7"/>
      <text:p text:style-name="P4"><text:span text:style-name="Source_20_Text"><text:span text:style-name="T3"><text:s text:c="4"/>Fix typo in README</text:span></text:span></text:p>
      <text:p text:style-name="P7"/>
      <text:p text:style-name="P4"><text:span text:style-name="Source_20_Text"><text:span text:style-name="T3">README.md</text:span></text:span></text:p>
      <text:p text:style-name="P5"><text:span text:style-name="Source_20_Text"><text:span text:style-name="T3">app.py</text:span></text:span></text:p>
      <text:p text:style-name="Horizontal_20_Line"/>
      <text:h text:style-name="Heading_20_2" text:outline-level="2"><text:span text:style-name="Strong_20_Emphasis">Example Workflow Scenario</text:span></text:h>
      <text:p text:style-name="Text_20_body">Imagine the following workflow:</text:p>
      <text:list text:style-name="L6">
        <text:list-item>
          <text:p text:style-name="P18">A developer pushes code to a Git repository.</text:p>
        </text:list-item>
        <text:list-item>
          <text:p text:style-name="P17">Another developer reviews the last commit using <text:span text:style-name="Source_20_Text">git show</text:span> to inspect changes.</text:p>
        </text:list-item>
      </text:list>
      <text:h text:style-name="Heading_20_4" text:outline-level="4">Steps:</text:h>
      <text:p text:style-name="P5"><text:span text:style-name="Source_20_Text"><text:span text:style-name="T3">git show</text:span></text:span></text:p>
      <text:h text:style-name="Heading_20_4" text:outline-level="4"><text:soft-page-break/>Output:</text:h>
      <text:p text:style-name="P2"><text:span text:style-name="Source_20_Text"><text:span text:style-name="T3">commit a1b2c3d456e7890f12ab3456de78901f23456789</text:span></text:span></text:p>
      <text:p text:style-name="P4"><text:span text:style-name="Source_20_Text"><text:span text:style-name="T3">Author: Alice &lt;alice@example.com&gt;</text:span></text:span></text:p>
      <text:p text:style-name="P4"><text:span text:style-name="Source_20_Text"><text:span text:style-name="T3">Date: <text:s text:c="2"/>Thu Oct 14 12:34:56 2024 -0400</text:span></text:span></text:p>
      <text:p text:style-name="P7"/>
      <text:p text:style-name="P4"><text:span text:style-name="Source_20_Text"><text:span text:style-name="T3"><text:s text:c="4"/>Add user login endpoint</text:span></text:span></text:p>
      <text:p text:style-name="P7"/>
      <text:p text:style-name="P4"><text:span text:style-name="Source_20_Text"><text:span text:style-name="T3">diff --git a/views.py b/views.py</text:span></text:span></text:p>
      <text:p text:style-name="P4"><text:span text:style-name="Source_20_Text"><text:span text:style-name="T3">index 123abc..456def 100644</text:span></text:span></text:p>
      <text:p text:style-name="P4"><text:span text:style-name="Source_20_Text"><text:span text:style-name="T3">--- a/views.py</text:span></text:span></text:p>
      <text:p text:style-name="P4"><text:span text:style-name="Source_20_Text"><text:span text:style-name="T3">+++ b/views.py</text:span></text:span></text:p>
      <text:p text:style-name="P4"><text:span text:style-name="Source_20_Text"><text:span text:style-name="T3">@@ -1,5 +1,10 @@</text:span></text:span></text:p>
      <text:p text:style-name="P4"><text:span text:style-name="Source_20_Text"><text:span text:style-name="T3">+def login_user(request):</text:span></text:span></text:p>
      <text:p text:style-name="P4"><text:span text:style-name="Source_20_Text"><text:span text:style-name="T3">+ <text:s text:c="3"/># Login logic here</text:span></text:span></text:p>
      <text:p text:style-name="P5"><text:span text:style-name="Source_20_Text"><text:span text:style-name="T3">+ <text:s text:c="3"/>return JsonResponse({'message': 'User logged in'})</text:span></text:span></text:p>
      <text:p text:style-name="Text_20_body">This allows reviewers to see:</text:p>
      <text:list text:style-name="L7">
        <text:list-item>
          <text:p text:style-name="P20">What the commit does (message: "Add user login endpoint").</text:p>
        </text:list-item>
        <text:list-item>
          <text:p text:style-name="P19">Exactly which lines and files were modified.</text:p>
        </text:list-item>
      </text:list>
      <text:p text:style-name="Horizontal_20_Line"/>
      <text:h text:style-name="Heading_20_2" text:outline-level="2"><text:span text:style-name="Strong_20_Emphasis">Conclusion</text:span></text:h>
      <text:p text:style-name="Text_20_body"><text:span text:style-name="Source_20_Text">git show</text:span> is a powerful command for inspecting specific Git objects like commits, tags, and file contents. It provides detailed information about changes and is an essential tool for code reviews and debugg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0:14:57.619275730</meta:creation-date>
    <dc:date>2024-12-17T10:32:32.479338872</dc:date>
    <meta:editing-duration>PT7M16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3" meta:paragraph-count="75" meta:word-count="439" meta:character-count="2740" meta:non-whitespace-character-count="2368"/>
  </office:meta>
</office:document-meta>
</file>